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Arial Unicode MS1" svg:font-family="'Arial Unicode MS'"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1cm" fo:min-width="0cm" draw:shadow="hidden" draw:shadow-offset-x="0.3cm" draw:shadow-offset-y="0.3cm" draw:shadow-color="#808080"/>
    </style:style>
    <style:style style:name="gr2" style:family="graphic" style:parent-style-name="standard">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144cm" fo:min-width="0cm" draw:shadow="hidden" draw:shadow-offset-x="0.3cm" draw:shadow-offset-y="0.3cm" draw:shadow-color="#808080"/>
    </style:style>
    <style:style style:name="gr3" style:family="graphic" style:parent-style-name="standard">
      <style:graphic-properties draw:stroke="dash" draw:stroke-dash="Dashed_20__28_var_29__20_4179"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style>
    <style:style style:name="gr4" style:family="graphic" style:parent-style-name="standard">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style>
    <style:style style:name="gr5" style:family="graphic" style:parent-style-name="standard">
      <style:graphic-properties draw:stroke="dash" draw:stroke-dash="Dashed_20__28_var_29__20_3810"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style>
    <style:style style:name="gr6" style:family="graphic" style:parent-style-name="standard">
      <style:graphic-properties draw:stroke="dash" draw:stroke-dash="Dashed_20__28_var_29__20_4180"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Bitstream Vera Sans" fo:font-size="8pt" fo:font-style="normal" fo:text-shadow="none" style:text-underline-style="none" fo:font-weight="normal" style:text-underline-mode="continuous" style:text-overline-mode="continuous" style:text-line-through-mode="continuous" style:letter-kerning="false" style:font-name-asian="Arial" style:font-size-asian="12pt" style:font-style-asian="normal" style:font-weight-asian="normal" style:font-name-complex="Arial" style:font-size-complex="12pt" style:font-style-complex="normal" style:font-weight-complex="normal" style:text-scale="100%" style:font-relief="none"/>
    </style:style>
    <style:style style:name="P3"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Bitstream Vera Sans" fo:font-size="9pt" fo:font-style="normal" fo:text-shadow="none" style:text-underline-style="none" fo:font-weight="normal" style:text-underline-mode="continuous" style:text-overline-mode="continuous" style:text-line-through-mode="continuous" style:letter-kerning="false" style:font-name-asian="Arial" style:font-size-asian="12pt" style:font-style-asian="normal" style:font-weight-asian="normal" style:font-name-complex="Arial" style:font-size-complex="12pt" style:font-style-complex="normal" style:font-weight-complex="normal" style:text-scale="100%" style:font-relief="none"/>
    </style:style>
    <style:style style:name="P4"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T1" style:family="text">
      <style:text-properties fo:color="#000000" style:text-outline="false" style:text-line-through-style="none" style:text-line-through-type="none" style:font-name="Bitstream Vera Sans" fo:font-size="8pt" fo:font-style="normal" fo:text-shadow="none" style:text-underline-style="none" fo:font-weight="normal" style:text-underline-mode="continuous" style:text-overline-mode="continuous" style:text-line-through-mode="continuous" style:letter-kerning="false" style:font-name-asian="Arial" style:font-size-asian="12pt" style:font-style-asian="normal" style:font-weight-asian="normal" style:font-name-complex="Arial" style:font-size-complex="12pt" style:font-style-complex="normal" style:font-weight-complex="normal" style:text-scale="100%" style:font-relief="none"/>
    </style:style>
    <style:style style:name="T2" style:family="text">
      <style:text-properties fo:color="#000000" style:text-outline="false" style:text-line-through-style="none" style:text-line-through-type="none" style:font-name="Bitstream Vera Sans" fo:font-size="9pt" fo:font-style="normal" fo:text-shadow="none" style:text-underline-style="none" fo:font-weight="normal" style:text-underline-mode="continuous" style:text-overline-mode="continuous" style:text-line-through-mode="continuous" style:letter-kerning="false" style:font-name-asian="Arial" style:font-size-asian="12pt" style:font-style-asian="normal" style:font-weight-asian="normal" style:font-name-complex="Arial" style:font-size-complex="12pt" style:font-style-complex="normal" style:font-weight-complex="normal" style:text-scale="100%"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2" draw:layer="layout" svg:width="0.701cm" svg:height="0.581cm" svg:x="8.381cm" svg:y="15.197cm">
            <draw:text-box>
              <text:p text:style-name="P1"><text:span text:style-name="T1">C</text:span></text:p>
            </draw:text-box>
          </draw:frame>
          <draw:frame draw:style-name="gr2" draw:text-style-name="P3" draw:layer="layout" svg:width="0.718cm" svg:height="0.624cm" svg:x="11.803cm" svg:y="16.124cm">
            <draw:text-box>
              <text:p text:style-name="P1"><text:span text:style-name="T2">B</text:span></text:p>
            </draw:text-box>
          </draw:frame>
          <draw:frame draw:style-name="gr2" draw:text-style-name="P3" draw:layer="layout" svg:width="0.718cm" svg:height="0.624cm" svg:x="11.633cm" svg:y="12.991cm">
            <draw:text-box>
              <text:p text:style-name="P1"><text:span text:style-name="T2">A</text:span></text:p>
            </draw:text-box>
          </draw:frame>
          <draw:polyline draw:style-name="gr3" draw:text-style-name="P4" draw:layer="layout" svg:width="2.992cm" svg:height="0.027cm" draw:transform="skewX (0.066497044500984) rotate (-1.85196886929118) translate (11.8758611110864cm 13.4771666666576cm)" svg:viewBox="0 0 2993 28" draw:points="0,14 235,7 436,11 674,28 813,12 1007,0 1265,4 1490,2 1769,25 2050,19 2325,19 2586,21 2768,4 2993,5">
            <text:p/>
          </draw:polyline>
          <draw:polygon draw:style-name="gr4" draw:text-style-name="P4" draw:layer="layout" svg:width="3.41cm" svg:height="2.64cm" draw:transform="skewX (-0.000698131700797798) rotate (-0.295135176512242) translate (9.50290277775622cm 12.7471527778402cm)" svg:viewBox="0 0 3411 2641" draw:points="0,2604 298,2600 582,2593 836,2612 1057,2607 1362,2626 1637,2641 1963,2633 2212,2639 2501,2632 2822,2618 3129,2591 3411,2605 3337,2350 3249,2083 3149,1790 3048,1563 2947,1291 2866,1037 2790,797 2683,526 2595,198 2508,0 2282,261 2097,464 1901,674 1683,880 1490,1109 1266,1353 1011,1647 753,1864 526,2096 374,2281 191,2439">
            <text:p/>
          </draw:polygon>
          <draw:polyline draw:style-name="gr4" draw:text-style-name="P4" draw:layer="layout" svg:width="0.144cm" svg:height="0.158cm" draw:transform="skewX (0.0109955742875644) rotate (1.22207954224643) translate (11.1335000000037cm 15.9486111111116cm)" svg:viewBox="0 0 145 159" draw:points="0,159 145,159 134,0">
            <text:p/>
          </draw:polyline>
          <draw:polyline draw:style-name="gr5" draw:text-style-name="P4" draw:layer="layout" svg:width="3.763cm" svg:height="0.085cm" draw:transform="skewX (0.0408407044966673) rotate (0.0619591884457987) translate (8.51236111111132cm 15.2322361111198cm)" svg:viewBox="0 0 3764 86" draw:points="0,18 360,0 623,25 781,0 961,11 1256,28 1552,32 1789,62 2115,64 2342,78 2554,62 2775,85 2947,62 3235,81 3500,74 3764,86">
            <text:p/>
          </draw:polyline>
          <draw:polyline draw:style-name="gr4" draw:text-style-name="P4" draw:layer="layout" svg:width="0.151cm" svg:height="0.154cm" draw:transform="skewX (-0.0113446401379631) rotate (-3.06043484337206) translate (11.9728749999997cm 15.102708333329cm)" svg:viewBox="0 0 152 155" draw:points="0,155 150,155 152,0">
            <text:p/>
          </draw:polyline>
          <draw:polyline draw:style-name="gr6" draw:text-style-name="P4" draw:layer="layout" svg:width="3.077cm" svg:height="0.04cm" draw:transform="skewX (-0.08307767239493) rotate (-1.06534897541734) translate (10.6008055555521cm 13.6482638888917cm)" svg:viewBox="0 0 3078 41" draw:points="0,14 175,0 340,14 517,14 686,21 855,9 1095,18 1307,23 1506,21 1692,35 1863,28 2085,41 2305,35 2552,41 2785,34 3078,12">
            <text:p/>
          </draw:polyline>
          <draw:polyline draw:style-name="gr4" draw:text-style-name="P4" draw:layer="layout" svg:width="0.147cm" svg:height="0.158cm" draw:transform="skewX (0.0111701072127637) rotate (-1.03044239037745) translate (10.8132361111084cm 14.0839444444466cm)" svg:viewBox="0 0 148 159" draw:points="0,152 148,159 143,0">
            <text:p/>
          </draw:polyline>
          <draw:frame draw:style-name="gr1" draw:text-style-name="P2" draw:layer="layout" svg:width="0.688cm" svg:height="0.581cm" svg:x="10.235cm" svg:y="13.729cm">
            <draw:text-box>
              <text:p text:style-name="P1"><text:span text:style-name="T1">K</text:span></text:p>
            </draw:text-box>
          </draw:frame>
          <draw:frame draw:style-name="gr2" draw:text-style-name="P3" draw:layer="layout" svg:width="0.595cm" svg:height="0.624cm" svg:x="11.879cm" svg:y="14.615cm">
            <draw:text-box>
              <text:p text:style-name="P1"><text:span text:style-name="T2">I</text:span></text:p>
            </draw:text-box>
          </draw:frame>
          <draw:frame draw:style-name="gr2" draw:text-style-name="P3" draw:layer="layout" svg:width="0.595cm" svg:height="0.624cm" svg:x="10.922cm" svg:y="15.975cm">
            <draw:text-box>
              <text:p text:style-name="P1"><text:span text:style-name="T2">J</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Arial Unicode MS1" svg:font-family="'Arial Unicode MS'"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3810" draw:display-name="Dashed (var) 3810" draw:style="rect" draw:dots1="1" draw:dots1-length="0.057cm" draw:dots2="1" draw:dots2-length="0.057cm" draw:distance="0.057cm"/>
    <draw:stroke-dash draw:name="Dashed_20__28_var_29__20_4179" draw:display-name="Dashed (var) 4179" draw:style="rect" draw:dots1="1" draw:dots1-length="0.057cm" draw:dots2="1" draw:dots2-length="0.057cm" draw:distance="0.057cm"/>
    <draw:stroke-dash draw:name="Dashed_20__28_var_29__20_4180" draw:display-name="Dashed (var) 4180" draw:style="rect" draw:dots1="1" draw:dots1-length="0.057cm" draw:dots2="1" draw:dots2-length="0.057cm" draw:distance="0.05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2T11:50:37.960154818</meta:creation-date>
    <dc:date>2018-03-22T11:52:06.620208699</dc:date>
    <meta:editing-duration>PT1M29S</meta:editing-duration>
    <meta:editing-cycles>1</meta:editing-cycles>
    <meta:document-statistic meta:object-count="14"/>
    <meta:generator>LibreOffice/6.0.0.3$MacOSX_X86_64 LibreOffice_project/64a0f66915f38c6217de274f0aa8e15618924765</meta:generator>
  </office:meta>
</office:document-meta>
</file>